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277in" fo:padding-right="0.0555in" style:shadow="none"/>
    </style:style>
    <style:style style:name="T3" style:parent-style-name="Policepardéfaut" style:family="text">
      <style:text-properties fo:font-weight="bold" style:font-weight-asian="bold" fo:font-size="14pt" style:font-size-asian="14pt"/>
    </style:style>
    <style:style style:name="T4" style:parent-style-name="Policepardéfaut" style:family="text">
      <style:text-properties fo:font-weight="bold" style:font-weight-asian="bold" fo:font-size="5pt" style:font-size-asian="5pt"/>
    </style:style>
    <style:style style:name="T5" style:parent-style-name="Policepardéfaut" style:family="text">
      <style:text-properties fo:font-weight="bold" style:font-weight-asian="bold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1958in"/>
      </style:section-properties>
    </style:style>
    <style:style style:name="P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font-size="14pt" style:font-size-asian="14pt"/>
    </style:style>
    <style:style style:name="P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size="14pt" style:font-size-asian="14pt"/>
    </style:style>
    <style:style style:name="P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font-size="14pt" style:font-size-asian="14pt"/>
    </style:style>
    <style:style style:name="P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size="14pt" style:font-size-asian="14pt"/>
    </style:style>
    <style:style style:name="P10" style:parent-style-name="Normal" style:family="paragraph">
      <style:paragraph-properties fo:break-before="column" fo:border="0.0069in solid #000000" fo:padding-top="0.0138in" fo:padding-left="0.0555in" fo:padding-bottom="0.0138in" fo:padding-right="0.0555in" style:shadow="none"/>
    </style:style>
    <style:style style:name="T11" style:parent-style-name="Policepardéfaut" style:family="text">
      <style:text-properties fo:font-weight="bold" style:font-weight-asian="bold" fo:font-size="14pt" style:font-size-asian="14pt"/>
    </style:style>
    <style:style style:name="P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size="14pt" style:font-size-asian="14pt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font-size="14pt" style:font-size-asian="14pt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fo:font-weight="bold" style:font-weight-asian="bold"/>
    </style:style>
    <style:style style:name="T17" style:parent-style-name="Policepardéfaut" style:family="text">
      <style:text-properties fo:font-weight="bold" style:font-weight-asian="bold"/>
    </style:style>
    <style:style style:name="T18" style:parent-style-name="Policepardéfaut" style:family="text">
      <style:text-properties fo:font-weight="bold" style:font-weight-asian="bold" fo:color="#FF0000"/>
    </style:style>
    <style:style style:name="P19" style:parent-style-name="Normal" style:family="paragraph">
      <style:paragraph-properties fo:text-align="center"/>
      <style:text-properties fo:font-weight="bold" style:font-weight-asian="bold"/>
    </style:style>
    <style:style style:name="P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" style:parent-style-name="Normal" style:family="paragraph">
      <style:text-properties fo:font-weight="bold" style:font-weight-asian="bold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32" style:parent-style-name="Normal" style:family="paragraph">
      <style:text-properties fo:font-weight="bold" style:font-weight-asian="bold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fo:font-weight="bold" style:font-weight-asian="bold"/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fo:font-weight="bold" style:font-weight-asian="bold"/>
    </style:style>
    <style:style style:name="P35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  <style:text-properties fo:font-weight="bold" style:font-weight-asian="bold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fo:font-weight="bold" style:font-weight-asian="bold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P4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2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43" style:parent-style-name="Policepardéfaut" style:family="text">
      <style:text-properties fo:font-weight="bold" style:font-weight-asian="bold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48" style:parent-style-name="Normal" style:family="paragraph">
      <style:text-properties fo:font-weight="bold" style:font-weight-asian="bold"/>
    </style:style>
    <style:style style:name="P4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0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51" style:parent-style-name="Policepardéfaut" style:family="text">
      <style:text-properties fo:font-weight="bold" style:font-weight-asian="bold"/>
    </style:style>
    <style:style style:name="T52" style:parent-style-name="Policepardéfaut" style:family="text">
      <style:text-properties fo:font-weight="bold" style:font-weight-asian="bold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55" style:parent-style-name="Normal" style:family="paragraph">
      <style:text-properties fo:font-weight="bold" style:font-weight-asian="bold" fo:language="en" fo:country="US"/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57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58" style:parent-style-name="Policepardéfaut" style:family="text">
      <style:text-properties fo:font-weight="bold" style:font-weight-asian="bold"/>
    </style:style>
    <style:style style:name="P59" style:parent-style-name="Paragraphedeliste" style:list-style-name="LFO1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60" style:parent-style-name="Normal" style:family="paragraph">
      <style:text-properties fo:font-weight="bold" style:font-weight-asian="bold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62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63" style:parent-style-name="Policepardéfaut" style:family="text">
      <style:text-properties fo:font-weight="bold" style:font-weight-asian="bold"/>
    </style:style>
    <style:style style:name="P64" style:parent-style-name="Paragraphedeliste" style:list-style-name="LFO1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65" style:parent-style-name="Normal" style:family="paragraph">
      <style:text-properties fo:font-weight="bold" style:font-weight-asian="bold" fo:language="en" fo:country="US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67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68" style:parent-style-name="Policepardéfaut" style:family="text">
      <style:text-properties fo:font-weight="bold" style:font-weight-asian="bold" fo:language="en" fo:country="US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71" style:parent-style-name="Normal" style:family="paragraph">
      <style:text-properties fo:font-weight="bold" style:font-weight-asian="bold" fo:language="en" fo:country="US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73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74" style:parent-style-name="Policepardéfaut" style:family="text">
      <style:text-properties fo:font-weight="bold" style:font-weight-asian="bold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77" style:parent-style-name="Normal" style:family="paragraph">
      <style:text-properties fo:font-weight="bold" style:font-weight-asian="bold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79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80" style:parent-style-name="Policepardéfaut" style:family="text">
      <style:text-properties fo:font-weight="bold" style:font-weight-asian="bold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P8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86" style:parent-style-name="Policepardéfaut" style:family="text">
      <style:text-properties fo:font-weight="bold" style:font-weight-asian="bold" fo:language="en" fo:country="US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90" style:parent-style-name="Normal" style:family="paragraph">
      <style:text-properties fo:font-weight="bold" style:font-weight-asian="bold"/>
    </style:style>
    <style:style style:name="P91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92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93" style:parent-style-name="Policepardéfaut" style:family="text">
      <style:text-properties fo:font-weight="bold" style:font-weight-asian="bold"/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T95" style:parent-style-name="Policepardéfaut" style:family="text">
      <style:text-properties fo:font-weight="bold" style:font-weight-asian="bold" style:font-weight-complex="bold" fo:color="#FF0000"/>
    </style:style>
    <style:style style:name="T96" style:parent-style-name="Policepardéfaut" style:family="text">
      <style:text-properties fo:font-weight="bold" style:font-weight-asian="bold" style:font-weight-complex="bold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 fo:language="en" fo:country="US"/>
    </style:style>
    <style:style style:name="P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02" style:parent-style-name="Normal" style:family="paragraph">
      <style:text-properties fo:font-weight="bold" style:font-weight-asian="bold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104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105" style:parent-style-name="Policepardéfaut" style:family="text">
      <style:text-properties fo:font-weight="bold" style:font-weight-asian="bold"/>
    </style:style>
    <style:style style:name="T106" style:parent-style-name="Policepardéfaut" style:family="text">
      <style:text-properties fo:font-weight="bold" style:font-weight-asian="bold" fo:color="#FF0000"/>
    </style:style>
    <style:style style:name="T107" style:parent-style-name="Policepardéfaut" style:family="text">
      <style:text-properties fo:font-weight="bold" style:font-weight-asian="bold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1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1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112" style:parent-style-name="Policepardéfaut" style:family="text">
      <style:text-properties fo:font-weight="bold" style:font-weight-asian="bold"/>
    </style:style>
    <style:style style:name="P1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15" style:parent-style-name="Normal" style:family="paragraph">
      <style:text-properties fo:font-weight="bold" style:font-weight-asian="bold" style:font-weight-complex="bold" fo:color="#7030A0"/>
    </style:style>
    <style:style style:name="P11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7" style:parent-style-name="Policepardéfaut" style:family="text">
      <style:text-properties style:font-name="Wingdings" style:font-name-asian="Wingdings" style:font-name-complex="Wingdings" fo:font-weight="bold" style:font-weight-asian="bold"/>
    </style:style>
    <style:style style:name="T118" style:parent-style-name="Policepardéfaut" style:family="text">
      <style:text-properties fo:font-weight="bold" style:font-weight-asian="bold"/>
    </style:style>
    <style:style style:name="T119" style:parent-style-name="Policepardéfaut" style:family="text">
      <style:text-properties fo:font-weight="bold" style:font-weight-asian="bold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2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fo:font-weight="bold" style:font-weight-asian="bold"/>
    </style:style>
    <style:style style:name="P123" style:parent-style-name="Normal" style:family="paragraph">
      <style:paragraph-properties fo:border="0.0069in solid #000000" fo:padding-top="0.0138in" fo:padding-left="0.0555in" fo:padding-bottom="0.0138in" fo:padding-right="0.0555in" style:shadow="none" fo:text-align="justify"/>
    </style:style>
    <style:style style:name="T124" style:parent-style-name="Policepardéfaut" style:family="text">
      <style:text-properties fo:font-weight="bold" style:font-weight-asian="bold" fo:font-style="italic" style:font-style-asian="italic"/>
    </style:style>
    <style:style style:name="T125" style:parent-style-name="Policepardéfaut" style:family="text">
      <style:text-properties style:font-name-complex="Calibri" fo:font-weight="bold" style:font-weight-asian="bold" style:font-weight-complex="bold" fo:font-style="italic" style:font-style-asian="italic" style:font-style-complex="italic"/>
    </style:style>
    <style:style style:name="T126" style:parent-style-name="Policepardéfaut" style:family="text">
      <style:text-properties style:font-name-complex="Calibri" fo:font-weight="bold" style:font-weight-asian="bold" style:font-weight-complex="bold" fo:font-style="italic" style:font-style-asian="italic" style:font-style-complex="italic"/>
    </style:style>
    <style:style style:name="P12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2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</office:automatic-styles>
  <office:body>
    <office:text text:use-soft-page-breaks="true">
      <text:p text:style-name="P1"><text:span text:style-name="T3">Groupe P222<text:s/></text:span><text:span text:style-name="T4">(donner ici le nom &amp; prénom de l’étudiant qui a rendu le projet sous moodle – 1 par groupe)</text:span><text:span text:style-name="T5"> :<text:s/></text:span></text:p>
      <text:p text:style-name="Normal"/>
      <text:section text:name="Sect1" text:style-name="S1">
        <text:p text:style-name="P6">Nom étudiant #1 : Vannier</text:p>
        <text:p text:style-name="P7"/>
        <text:p text:style-name="P8">Prénom étudiant #1 : Timothé</text:p>
        <text:p text:style-name="P9"/>
        <text:p text:style-name="P10"><text:span text:style-name="T11">Nom étudiant #2 : Leymat</text:span></text:p>
        <text:p text:style-name="P12"/>
        <text:p text:style-name="P13">Prénom étudiant #2 : Nicolas</text:p>
        <text:p text:style-name="P14"/>
        <text:p text:style-name="Normal"/>
      </text:section>
      <text:section text:name="Sect2" text:style-name="S2">
        <text:p text:style-name="P15"><text:span text:style-name="T16">Ce<text:s/></text:span><text:span text:style-name="T17">document est à remplir et à rendre avec votre projet sur moodle<text:s/></text:span><text:span text:style-name="T18">DL 21/03/2022 12h</text:span></text:p>
        <text:p text:style-name="P19"/>
        <text:p text:style-name="P20">Description succincte du projet : Application recensant des recettes et proposant des recettes similaires et une page d’informations sur la recette souhaité<text:s/></text:p>
        <text:p text:style-name="P21"/>
        <text:p text:style-name="P22">Si une erreur arrive lors de l’appel de notre api veuillez changer de clé car il y a un quota de requetes par jour dont on c’est rendu compte que récemment</text:p>
        <text:p text:style-name="P23"/>
        <text:p text:style-name="P24">Les clés :<text:s/></text:p>
        <text:p text:style-name="P25">56e6d8accc2840279298fde8ff9a4ac4</text:p>
        <text:p text:style-name="P26">5e56a965bdbc49ecbaf5a0ebdde03666</text:p>
        <text:p text:style-name="P27"/>
        <text:p text:style-name="P28"/>
        <text:p text:style-name="P29"/>
        <text:p text:style-name="P30">Spécificités de l’IDE Utilisé (Android Studio…) si existantes :</text:p>
        <text:p text:style-name="P31"/>
        <text:p text:style-name="P32"/>
        <text:p text:style-name="P33">Simulateur utilisé (API 22 OBLIGATOIRE), préciser le modèle ainsi que l’image utilisée (ARM/INTEL) :</text:p>
        <text:p text:style-name="P34"/>
        <text:p text:style-name="P35"/>
        <text:p text:style-name="P36"/>
        <text:p text:style-name="P37"><text:span text:style-name="T38">Eléments obligatoirement présents.<text:s/></text:span><text:span text:style-name="T39">Indiquer les<text:s/></text:span><text:span text:style-name="T40">fichiers/classes/méthodes/ligne dans lesquelles se trouve chacun des éléments réalisés.</text:span></text:p>
        <text:p text:style-name="P41"><text:span text:style-name="T42"></text:span><text:span text:style-name="T43"><text:s/>4 activités avec liens entre elles ; au moins une avec retour de valeur (à préciser)</text:span></text:p>
        <text:p text:style-name="P44">-PageRechercheRecette</text:p>
        <text:soft-page-break/>
        <text:p text:style-name="P45">- DescriptionRecette</text:p>
        <text:p text:style-name="P46">-SimilarRecipes</text:p>
        <text:p text:style-name="P47">-Credit</text:p>
        <text:p text:style-name="P48"/>
        <text:p text:style-name="P49"><text:span text:style-name="T50"></text:span><text:span text:style-name="T51"><text:s/>1 champ de<text:s/></text:span><text:span text:style-name="T52">saisie texte minimum</text:span></text:p>
        <text:p text:style-name="P53">TextInputEditText input = (TextInputEditText) findViewById(R.id.search);</text:p>
        <text:p text:style-name="P54"/>
        <text:p text:style-name="P55"/>
        <text:p text:style-name="P56"><text:span text:style-name="T57"></text:span><text:span text:style-name="T58"><text:s/>1 groupe de radio buton minimum (2 radio minimum)</text:span></text:p>
        <text:list text:style-name="LFO1" text:continue-numbering="true">
          <text:list-item>
            <text:p text:style-name="P59">RadioGroup radioGroup = (RadioGroup) findViewById(R.id.nbRecette) ;</text:p>
          </text:list-item>
        </text:list>
        <text:p text:style-name="P60"/>
        <text:p text:style-name="P61"><text:span text:style-name="T62"></text:span><text:span text:style-name="T63"><text:s/>1 bouton minimum</text:span></text:p>
        <text:list text:style-name="LFO1" text:continue-numbering="true">
          <text:list-item>
            <text:p text:style-name="P64">Boutton<text:s/>searchBtn = (Button) findViewById(R.id.rechercher);</text:p>
          </text:list-item>
        </text:list>
        <text:p text:style-name="P65"/>
        <text:p text:style-name="P66"><text:span text:style-name="T67"></text:span><text:span text:style-name="T68"><text:s/>1 Toast utilisé minimum</text:span></text:p>
        <text:p text:style-name="P69">-Toast.MakeText(pageRechercheRecette.this, « Connected », Toast.LENGTH_SHORT).show();</text:p>
        <text:p text:style-name="P70"/>
        <text:p text:style-name="P71"/>
        <text:p text:style-name="P72"><text:span text:style-name="T73"></text:span><text:span text:style-name="T74"><text:s/>Layout Paysage/Portrait différents et appropriés pour au moins 1 activité</text:span></text:p>
        <text:p text:style-name="P75">-l’activité :<text:s/>pageRechercheRecette est adapter en paysage et en portrait</text:p>
        <text:p text:style-name="P76"/>
        <text:p text:style-name="P77"/>
        <text:p text:style-name="P78"><text:span text:style-name="T79"></text:span><text:span text:style-name="T80"><text:s/></text:span><text:span text:style-name="T81">1 menu avec au moins un item dans la barre d’action et un item minimum dans le menu surgissant</text:span></text:p>
        <text:p text:style-name="P82">-@Override</text:p>
        <text:p text:style-name="P83">Public boolean onCreateOptionsMenu(Menu menu){</text:p>
        <text:p text:style-name="P84"><text:tab/>MenuInflater inflater =<text:s/>getMenuInflater() ;</text:p>
        <text:p text:style-name="P85"><text:span text:style-name="T86"><text:tab/>Inflater.inflate(R.menu.monmenu, menu);</text:span></text:p>
        <text:p text:style-name="P87"><text:tab/>Return true;</text:p>
        <text:p text:style-name="P88">}</text:p>
        <text:p text:style-name="P89"/>
        <text:p text:style-name="P90"/>
        <text:soft-page-break/>
        <text:p text:style-name="P91"><text:span text:style-name="T92"></text:span><text:span text:style-name="T93"><text:s/></text:span><text:span text:style-name="T94">Liste d’items avec personnalisation (</text:span><text:span text:style-name="T95">adapter personnalisé</text:span><text:span text:style-name="T96">)</text:span></text:p>
        <text:p text:style-name="P97">- ListView recipesList = (ListView) findViewById(R.id.listRecherche);</text:p>
        <text:p text:style-name="P98">RecipesAdapter recipesAdapter = new RecipesAdapter(this, R.layout.item_recette, recettes);</text:p>
        <text:p text:style-name="P99">recipesList.setAdapter(recipesAdapter) ;</text:p>
        <text:p text:style-name="P100">Adapter personaliser class RecipesAdapter</text:p>
        <text:p text:style-name="P101"/>
        <text:p text:style-name="P102"/>
        <text:p text:style-name="P103"><text:span text:style-name="T104"></text:span><text:span text:style-name="T105"><text:s/>Stockage d’informations dans une BDD SQLit (</text:span><text:span text:style-name="T106">au moins 1 table avec au minimum un accès en lecture et un autre en écriture</text:span><text:span text:style-name="T107">)</text:span></text:p>
        <text:p text:style-name="P108">-</text:p>
        <text:p text:style-name="P109"/>
        <text:p text:style-name="Normal"/>
        <text:p text:style-name="P110"><text:span text:style-name="T111"></text:span><text:span text:style-name="T112"><text:s/>2 langues (si changement de la langue du téléphone, changement de la langue dans l’application)</text:span></text:p>
        <text:p text:style-name="P113">-</text:p>
        <text:p text:style-name="P114"/>
        <text:p text:style-name="Normal"/>
        <text:p text:style-name="P115">BONUS (+5 pts) – Rq. Note finale maxi. 20/20 et ces points ne sont pas automatiques si le reste n’est pas bien fait ou que partiellement.</text:p>
        <text:p text:style-name="P116"><text:span text:style-name="T117"></text:span><text:span text:style-name="T118"><text:s/>Appel à<text:s/></text:span><text:span text:style-name="T119">une API (publique ou maison)</text:span></text:p>
        <text:p text:style-name="P120">- RecipesAPIServices</text:p>
        <text:p text:style-name="P121">Appel dans pageRechercheRecette méthode nommée search(String search, int nb)</text:p>
        <text:p text:style-name="P122"/>
        <text:p text:style-name="Normal"/>
        <text:p text:style-name="P123"><text:span text:style-name="T124">Important :<text:s/></text:span><text:span text:style-name="T125">préciser ici les éléments spécifiques nécessaires à l'installation/l'exécution de votre application (compte(s), par</text:span><text:span text:style-name="T126">amètres…).</text:span></text:p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0%"/>
      <style:text-properties fo:font-size="11pt" style:font-size-asian="11pt" style:font-size-complex="11pt" style:language-asian="en" style:country-asian="US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justify"/>
    </style:style>
  </office:automatic-styles>
  <office:master-styles>
    <style:master-page style:name="MP0" style:page-layout-name="PL0">
      <style:header>
        <text:p text:style-name="En-tête">Projet P222<text:tab/><text:tab/>2021-2022</text:p>
      </style:header>
      <style:footer>
        <text:p text:style-name="P2"><text:tab/><text:tab/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 Chevalier</meta:initial-creator>
    <dc:creator>Nicolas Leymat</dc:creator>
    <meta:creation-date>2022-03-21T16:55:00Z</meta:creation-date>
    <dc:date>2022-03-21T16:58:00Z</dc:date>
    <meta:print-date>2019-02-20T12:27:00Z</meta:print-date>
    <meta:template xlink:href="Normal.dotm" xlink:type="simple"/>
    <meta:editing-cycles>3</meta:editing-cycles>
    <meta:editing-duration>PT1380S</meta:editing-duration>
    <meta:document-statistic meta:page-count="4" meta:paragraph-count="5" meta:word-count="456" meta:character-count="2960" meta:row-count="20" meta:non-whitespace-character-count="2509"/>
  </office:meta>
</office:document-meta>
</file>